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OleObj19"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Source Code Pro Black'" style:font-family-asian="'Source Code Pro Black'" style:font-family-complex="'Source Code Pro Black'" fo:background-color="transparent" style:use-window-font-color="true"/>
    </style:style>
    <style:style style:name="T2" style:family="text">
      <style:text-properties fo:font-size="20.00pt" fo:font-weight="bold" fo:font-family="'Source Code Pro Black'" style:font-family-asian="'Source Code Pro Black'" style:font-family-complex="'Source Code Pro Black'" fo:background-color="transparent" style:use-window-font-color="true"/>
    </style:style>
    <style:style style:name="T3" style:family="text">
      <style:text-properties fo:font-size="14.00pt" fo:font-weight="bold" fo:font-family="'Source Code Pro Black'" style:font-family-asian="'Source Code Pro Black'" style:font-family-complex="'Source Code Pro Black'"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bold" fo:font-family="'Source Code Pro Black'" style:font-family-asian="'Source Code Pro Black'" style:font-family-complex="'Source Code Pro Black'" fo:background-color="transparent" style:use-window-font-color="true"/>
    </style:style>
    <style:style style:name="T6" style:family="text">
      <style:text-properties fo:font-size="14.00pt" fo:font-weight="bold" style:text-underline-mode="continuous" style:text-underline-type="single" style:text-underline-style="solid" style:text-underline-width="normal" fo:font-family="'Source Code Pro Black'" style:font-family-asian="'Source Code Pro Black'" style:font-family-complex="'Source Code Pro Black'" fo:background-color="transparent" fo:color="#0000ff"/>
    </style:style>
    <style:style style:name="T7" style:family="text">
      <style:text-properties fo:font-size="14.00pt" fo:font-weight="bold" fo:font-family="'Source Code Pro Black'" style:font-family-asian="'Source Code Pro Black'" style:font-family-complex="'Source Code Pro Black'" fo:background-color="transparent" style:use-window-font-color="true"/>
    </style:style>
    <style:style style:name="T8" style:family="text">
      <style:text-properties fo:font-size="12.00pt" fo:font-weight="bold" fo:font-family="'Source Code Pro Black'" style:font-family-asian="'Source Code Pro Black'" style:font-family-complex="'Source Code Pro Black'" fo:background-color="transparent" style:use-window-font-color="true"/>
    </style:style>
    <style:style style:name="T9" style:family="text">
      <style:text-properties fo:font-size="14.00pt" fo:font-weight="bold" fo:font-family="'Source Code Pro Black'" style:font-family-asian="'Source Code Pro Black'" style:font-family-complex="'Source Code Pro Black'" fo:background-color="transparent" style:use-window-font-color="true"/>
    </style:style>
    <style:style style:name="T10" style:family="text">
      <style:text-properties fo:font-size="12.00pt" fo:font-weight="bold" fo:font-family="'Source Code Pro Black'" style:font-family-asian="'Source Code Pro Black'" style:font-family-complex="'Source Code Pro Black'" fo:background-color="transparent" style:use-window-font-color="true"/>
    </style:style>
    <style:style style:name="T11" style:family="text">
      <style:text-properties fo:font-size="14.00pt" fo:font-weight="bold" fo:font-family="'Source Code Pro Black'" style:font-family-asian="'Source Code Pro Black'" style:font-family-complex="'Source Code Pro Black'" fo:background-color="transparent" style:use-window-font-color="true"/>
    </style:style>
    <style:style style:name="T12" style:family="text">
      <style:text-properties fo:font-size="14.00pt" fo:font-weight="bold" style:text-underline-mode="continuous" style:text-underline-type="single" style:text-underline-style="solid" style:text-underline-width="normal" fo:font-family="'Source Code Pro Black'" style:font-family-asian="'Source Code Pro Black'" style:font-family-complex="'Source Code Pro Black'" fo:background-color="transparent" fo:color="#0000ff"/>
    </style:style>
    <style:style style:name="T13" style:family="text">
      <style:text-properties fo:font-size="14.00pt" fo:font-weight="bold" fo:font-family="'Source Code Pro Black'" style:font-family-asian="'Source Code Pro Black'" style:font-family-complex="'Source Code Pro Black'" fo:background-color="transparent" style:use-window-font-color="true"/>
    </style:style>
    <style:style style:name="T14" style:family="text">
      <style:text-properties fo:font-size="14.00pt" fo:font-weight="bold" style:text-underline-mode="continuous" style:text-underline-type="single" style:text-underline-style="solid" style:text-underline-width="normal" fo:font-family="'Source Code Pro Black'" style:font-family-asian="'Source Code Pro Black'" style:font-family-complex="'Source Code Pro Black'" fo:background-color="transparent" fo:color="#0000ff"/>
    </style:style>
    <style:style style:name="T15" style:family="text">
      <style:text-properties fo:font-size="14.00pt" fo:font-weight="bold" fo:font-family="'Source Code Pro Black'" style:font-family-asian="'Source Code Pro Black'" style:font-family-complex="'Source Code Pro Black'" fo:background-color="transparent" style:use-window-font-color="true"/>
    </style:style>
    <style:style style:name="T16" style:family="text">
      <style:text-properties fo:font-size="14.00pt" fo:font-weight="bold" style:text-underline-mode="continuous" style:text-underline-type="single" style:text-underline-style="solid" style:text-underline-width="normal" fo:font-family="'Source Code Pro Black'" style:font-family-asian="'Source Code Pro Black'" style:font-family-complex="'Source Code Pro Black'" fo:background-color="transparent" fo:color="#0000ff"/>
    </style:style>
    <style:style style:name="T17" style:family="text">
      <style:text-properties fo:font-size="14.00pt" fo:font-weight="bold" fo:font-family="'Source Code Pro Black'" style:font-family-asian="'Source Code Pro Black'" style:font-family-complex="'Source Code Pro Black'" fo:background-color="transparent" style:use-window-font-color="true"/>
    </style:style>
    <style:style style:name="T18" style:family="text">
      <style:text-properties fo:font-size="12.00pt" fo:font-weight="bold" fo:font-family="'Source Code Pro Black'" style:font-family-asian="'Source Code Pro Black'" style:font-family-complex="'Source Code Pro Black'" fo:background-color="transparent" style:use-window-font-color="true"/>
    </style:style>
    <style:style style:name="T19" style:family="text">
      <style:text-properties fo:font-size="12.00pt" fo:font-weight="bold" style:text-underline-mode="continuous" style:text-underline-type="single" style:text-underline-style="solid" style:text-underline-width="normal" fo:font-family="'Source Code Pro Black'" style:font-family-asian="'Source Code Pro Black'" style:font-family-complex="'Source Code Pro Black'" fo:background-color="transparent" fo:color="#0000ff"/>
    </style:style>
    <style:style style:name="T20" style:family="text">
      <style:text-properties fo:font-size="12.00pt" fo:font-weight="bold" fo:font-family="'Source Code Pro Black'" style:font-family-asian="'Source Code Pro Black'" style:font-family-complex="'Source Code Pro Black'" fo:background-color="transparent" style:use-window-font-color="true"/>
    </style:style>
    <style:style style:name="T21" style:family="text">
      <style:text-properties fo:font-size="14.00pt" fo:font-weight="bold" fo:font-family="'Source Code Pro Black'" style:font-family-asian="'Source Code Pro Black'" style:font-family-complex="'Source Code Pro Black'"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lef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15.00%" fo:text-align="left" fo:margin-bottom="10.00pt"/>
    </style:style>
    <style:style style:name="P6" style:family="paragraph">
      <style:paragraph-properties fo:line-height="115.00%" fo:text-align="left" fo:margin-bottom="10.00pt"/>
    </style:style>
    <style:style style:name="P7" style:family="paragraph">
      <style:paragraph-properties fo:line-height="100.00%" fo:text-align="left" fo:margin-bottom="10.00pt"/>
    </style:style>
    <style:style style:name="P8" style:family="paragraph">
      <style:paragraph-properties fo:line-height="115.00%" fo:text-align="left" fo:margin-bottom="10.00pt"/>
    </style:style>
    <style:style style:name="P9" style:family="paragraph">
      <style:paragraph-properties fo:line-height="115.00%" fo:text-align="left" fo:margin-bottom="10.00pt"/>
    </style:style>
    <style:style style:name="P10" style:family="paragraph">
      <style:paragraph-properties fo:line-height="100.00%" fo:text-align="left" fo:margin-bottom="10.00pt"/>
    </style:style>
    <style:style style:name="P11" style:family="paragraph">
      <style:paragraph-properties fo:line-height="115.00%" fo:text-align="left" fo:margin-bottom="10.00pt"/>
    </style:style>
    <style:style style:name="P12" style:family="paragraph">
      <style:paragraph-properties fo:line-height="100.00%" fo:text-align="left" fo:margin-bottom="10.00pt"/>
    </style:style>
    <style:style style:name="P13" style:family="paragraph">
      <style:paragraph-properties fo:line-height="115.00%" fo:text-align="left" fo:margin-bottom="10.00pt"/>
    </style:style>
    <style:style style:name="P14" style:family="paragraph">
      <style:paragraph-properties fo:line-height="100.00%" fo:text-align="left" fo:margin-bottom="10.00pt"/>
    </style:style>
    <style:style style:name="P15" style:family="paragraph">
      <style:paragraph-properties fo:line-height="115.00%" fo:text-align="left" fo:margin-bottom="10.00pt"/>
    </style:style>
    <style:style style:name="P16" style:family="paragraph">
      <style:paragraph-properties fo:line-height="100.00%" fo:text-align="left" fo:margin-bottom="10.00pt"/>
    </style:style>
    <style:style style:name="P17" style:family="paragraph">
      <style:paragraph-properties fo:line-height="115.00%" fo:text-align="left" fo:margin-bottom="10.00pt"/>
    </style:style>
    <style:style style:name="P18" style:family="paragraph">
      <style:paragraph-properties fo:line-height="100.00%" fo:text-align="left" fo:margin-bottom="10.00pt"/>
    </style:style>
    <style:style style:name="P19" style:family="paragraph">
      <style:paragraph-properties fo:line-height="115.00%" fo:text-align="left" fo:margin-bottom="10.00pt"/>
    </style:style>
  </office:automatic-styles>
  <office:body>
    <office:text>
      <text:p text:style-name="P1"><text:span text:style-name="T1">How to clone a<text:s/></text:span><text:span text:style-name="T2">repository to your computer and how to use Git bash</text:span></text:p>
      <text:p text:style-name="P2"><text:span text:style-name="T2"/></text:p>
      <text:p text:style-name="P2"><text:span text:style-name="T3">What you will need:</text:span></text:p>
      <text:list text:style-name="L3">
        <text:list-item>
          <text:p text:style-name="P3"><text:span text:style-name="T3">Git for Windows. Will include git bash and git GUI(We will worry about git GUI later.)</text:span><text:span text:style-name="T4"/></text:p>
        </text:list-item>
      </text:list>
      <text:p text:style-name="P4"><text:span text:style-name="T5"><text:tab/></text:span><text:a xlink:href="https://gitforwindows.org/"><text:span text:style-name="T6">https://gitforwindows.org/</text:span></text:a><text:span text:style-name="T7"/></text:p>
      <text:p text:style-name="P4"><text:span text:style-name="T7"><text:tab/>I am sure you know how to download it because I <text:tab/>know you arent't a retard.</text:span></text:p>
      <text:list text:style-name="L5">
        <text:list-item>
          <text:p text:style-name="P5"><text:span text:style-name="T7">Access to your Github account (Just remember your login info and stay logged on.)</text:span></text:p>
        </text:list-item>
        <text:list-item>
          <text:p text:style-name="P5"><text:span text:style-name="T7">Internet Connection. </text:span></text:p>
        </text:list-item>
      </text:list>
      <text:p text:style-name="P6"><text:span text:style-name="T7">Terminology:</text:span></text:p>
      <text:p text:style-name="P6"><text:span text:style-name="T7">git Repository:</text:span></text:p>
      <text:p text:style-name="P6"><text:span text:style-name="T8">The purpose of Git is to manage a project, or a set of files, as they change over time. Git stores this information in a data structure called a repository. A git repository contains, among other things, the following: A set of commit objects. A set of references to commit objects, called heads.</text:span></text:p>
      <text:p text:style-name="P7"><draw:frame text:anchor-type="as-char" svg:width="152.40mm" svg:height="51.86mm" style:rel-width="scale" style:rel-height="scale"><draw:object-ole xlink:href="OleObj1"/><draw:image xlink:href="ObjectReplacements/OleObj1"/></draw:frame><text:span text:style-name="T8"/></text:p>
      <text:p text:style-name="P7"><text:span text:style-name="T8">Git hub repository is seen as a tree with many different branches. There is always one main branch of the repository known as the master or master/origin branch which is where we will be working on. A branch is different collaborations but most of the time depending on the comapny you use the master branch which is what we will use. </text:span></text:p>
      <text:p text:style-name="P7"><text:span text:style-name="T9"/></text:p>
      <text:p text:style-name="P7"><text:span text:style-name="T9">commit:</text:span></text:p>
      <text:p text:style-name="P7"><text:span text:style-name="T9">commit is a message or like a comment about what you just worked on to commuincate with other users.</text:span></text:p>
      <text:p text:style-name="P7"><text:span text:style-name="T9">the command: git commit -m "comment" I will show you ,later stores a comment that will be displayed like this on github</text:span></text:p>
      <text:p text:style-name="P7"><draw:frame text:anchor-type="as-char" svg:width="152.40mm" svg:height="16.93mm" style:rel-width="scale" style:rel-height="scale"><draw:object-ole xlink:href="OleObj2"/><draw:image xlink:href="ObjectReplacements/OleObj2"/></draw:frame><text:span text:style-name="T9"/></text:p>
      <text:p text:style-name="P7"><text:span text:style-name="T9">it will store the commit number as a hex value and you can click it to view the code, it will highlight your changes in green and show anything you delete in red. Using my commits from my js lab dont worry about this im just showing you what a commit looks like.</text:span></text:p>
      <text:p text:style-name="P7"><draw:frame text:anchor-type="as-char" svg:width="152.40mm" svg:height="64.77mm" style:rel-width="scale" style:rel-height="scale"><draw:object-ole xlink:href="OleObj3"/><draw:image xlink:href="ObjectReplacements/OleObj3"/></draw:frame><text:span text:style-name="T9"/></text:p>
      <text:p text:style-name="P7"><text:span text:style-name="T9"><text:s/>the process of commiting stuff to the repo is </text:span></text:p>
      <text:p text:style-name="P7"><text:span text:style-name="T9">git status</text:span></text:p>
      <text:p text:style-name="P7"><text:span text:style-name="T9">git add . </text:span></text:p>
      <text:p text:style-name="P7"><text:span text:style-name="T9">git commit -m "commiy message"</text:span></text:p>
      <text:p text:style-name="P7"><text:span text:style-name="T9">git push </text:span></text:p>
      <text:p text:style-name="P7"><text:span text:style-name="T9">and if changes previous changes from other collaborators files wont be on your computer and you arent up to date with the repositories changes you will use</text:span></text:p>
      <text:p text:style-name="P7"><text:span text:style-name="T9">git pull </text:span></text:p>
      <text:p text:style-name="P7"><text:span text:style-name="T9"/></text:p>
      <text:p text:style-name="P7"><text:span text:style-name="T10">BEFORE WE CAN DO ANY OF THESE COMMANDS WE NEED GIT BASH SO DOWNLOAD GIT and then we will need to CLONE THE REPOSITORY.</text:span></text:p>
      <text:p text:style-name="P7"><text:span text:style-name="T10"/></text:p>
      <text:p text:style-name="P8"><text:span text:style-name="T11">How to Clone a repository:</text:span></text:p>
      <text:p text:style-name="P9"><text:span text:style-name="T11">-Once you have installed git bash go to your search and type in "Git Bash" or "git" (dont worry about capitals) if you and click on "Git Bash":</text:span></text:p>
      <text:p text:style-name="P10"><draw:frame text:anchor-type="as-char" svg:width="152.40mm" svg:height="131.66mm" style:rel-width="scale" style:rel-height="scale"><draw:object-ole xlink:href="OleObj4"/><draw:image xlink:href="ObjectReplacements/OleObj4"/></draw:frame><text:span text:style-name="T11"/></text:p>
      <text:p text:style-name="P11"><text:span text:style-name="T11">Should look like this once open:</text:span></text:p>
      <text:p text:style-name="P12"><draw:frame text:anchor-type="as-char" svg:width="152.40mm" svg:height="91.86mm" style:rel-width="scale" style:rel-height="scale"><draw:object-ole xlink:href="OleObj5"/><draw:image xlink:href="ObjectReplacements/OleObj5"/></draw:frame><text:span text:style-name="T11"/></text:p>
      <text:p text:style-name="P13"><text:span text:style-name="T11"/></text:p>
      <text:p text:style-name="P13"><text:span text:style-name="T11">-FIRST YOU WILL NEED TO PICK WHERE YOU WILL STORE YOUR REPOSITORY FOLDER (I store mine in my documents folder)before we clone the repo. We will need to change into the directory we would like to store our repository files in ( in my case i would change into my documents folder) git bash is in your C:\ directory to start with.</text:span></text:p>
      <text:p text:style-name="P13"><text:span text:style-name="T11">-List all of the directories you will need to type in the command: ls </text:span></text:p>
      <text:p text:style-name="P14"><draw:frame text:anchor-type="as-char" svg:width="109.64mm" svg:height="72.60mm" style:rel-width="scale" style:rel-height="scale"><draw:object-ole xlink:href="OleObj6"/><draw:image xlink:href="ObjectReplacements/OleObj6"/></draw:frame><text:span text:style-name="T11"/></text:p>
      <text:p text:style-name="P15"><text:span text:style-name="T11"/></text:p>
      <text:p text:style-name="P15"><text:span text:style-name="T11">-&gt; this stands for list as in list the directories. You could also type in dir does the same as ls just chnages the text </text:span></text:p>
      <text:p text:style-name="P16"><draw:frame text:anchor-type="as-char" svg:width="92.08mm" svg:height="83.61mm" style:rel-width="scale" style:rel-height="scale"><draw:object-ole xlink:href="OleObj7"/><draw:image xlink:href="ObjectReplacements/OleObj7"/></draw:frame><text:span text:style-name="T11"/></text:p>
      <text:p text:style-name="P16"><text:span text:style-name="T11">-To change into the directory you want to store your repo in tpye in the following command and hit enter:</text:span></text:p>
      <text:p text:style-name="P16"><text:span text:style-name="T11">cd directoryName</text:span></text:p>
      <text:p text:style-name="P16"><text:span text:style-name="T11">I will use my examle changing from C:\ to C:\Doucments Which is where I store my repositories. You can store them where you would like I would advise to do it in the Documents folder.</text:span></text:p>
      <text:p text:style-name="P16"><draw:frame text:anchor-type="as-char" svg:width="104.14mm" svg:height="19.05mm" style:rel-width="scale" style:rel-height="scale"><draw:object-ole xlink:href="OleObj8"/><draw:image xlink:href="ObjectReplacements/OleObj8"/></draw:frame><text:span text:style-name="T11"/></text:p>
      <text:p text:style-name="P16"><text:span text:style-name="T11">when you see this that meas the command was sucessful. If you ever want to go back from C:\Documents to just C:\ just type in: cd .. </text:span></text:p>
      <text:p text:style-name="P16"><draw:frame text:anchor-type="as-char" svg:width="103.51mm" svg:height="20.53mm" style:rel-width="scale" style:rel-height="scale"><draw:object-ole xlink:href="OleObj9"/><draw:image xlink:href="ObjectReplacements/OleObj9"/></draw:frame><text:span text:style-name="T11"/></text:p>
      <text:p text:style-name="P16"><text:span text:style-name="T11"/></text:p>
      <text:p text:style-name="P16"><text:span text:style-name="T11">ONCE YOU ARE IN THE DIRECTORY WHERE YOU WOULD LIKE YOUR GIT HUB REPO FOLDER TO BE STORED IN HEAD ON OVER TO THE GIT HUB REPO LINK I SENT YOU.</text:span></text:p>
      <text:p text:style-name="P16"><text:span text:style-name="T11">(If a repository is private you can clone it unless you are added as a collaborator. Don't worry I added you as a collab for our practice Repo. Let me know on discord if you have any problems.)</text:span></text:p>
      <text:p text:style-name="P16"><text:a xlink:href="https://github.com/Unknownlurkr/Server-Side-Group"><text:span text:style-name="T12">https://github.com/Unknownlurkr/Server-Side-Group</text:span></text:a><text:span text:style-name="T13"/></text:p>
      <text:p text:style-name="P16"><text:span text:style-name="T13">This is the link to the github repository page DO NOT USE THIS LINK WHEN CLOSING JUST FOLLOW THE INSTRUCTIONS BELOW.</text:span></text:p>
      <text:p text:style-name="P16"><text:span text:style-name="T13">(If a repo is private you must be added as a collaborator which I did for you since I dont want future employers to see my shitty code:</text:span></text:p>
      <text:p text:style-name="P16"><text:a xlink:href="https://github.com/Unknownlurkr/Server-Side-Group/invitations"><text:span text:style-name="T14">https://github.com/Unknownlurkr/Server-Side-Group/invitations</text:span></text:a><text:span text:style-name="T15"/></text:p>
      <text:p text:style-name="P16"><text:span text:style-name="T15">the collab invintation.</text:span></text:p>
      <text:p text:style-name="P16"><text:span text:style-name="T15">if the collab didnt work. )</text:span></text:p>
      <text:p text:style-name="P16"><text:span text:style-name="T15"/></text:p>
      <text:p text:style-name="P16"><text:span text:style-name="T15">This is how to clone any repository but I will BE using our PRACTICE REPO for this example. So dont worry about fucking up.</text:span></text:p>
      <text:p text:style-name="P16"><text:span text:style-name="T15">-Click on this link:</text:span></text:p>
      <text:p text:style-name="P16"><text:a xlink:href="https://github.com/Unknownlurkr/Server-Side-Group"><text:span text:style-name="T16">https://github.com/Unknownlurkr/Server-Side-Group</text:span></text:a><text:span text:style-name="T17"/></text:p>
      <text:p text:style-name="P17"><text:span text:style-name="T17">-Go over to the big green button drop-down button to the right of the page that says "clone or download"</text:span></text:p>
      <text:p text:style-name="P18"><draw:frame text:anchor-type="as-char" svg:width="36.62mm" svg:height="7.83mm" style:rel-width="scale" style:rel-height="scale"><draw:object-ole xlink:href="OleObj10"/><draw:image xlink:href="ObjectReplacements/OleObj10"/></draw:frame><text:span text:style-name="T17"><text:s/>and then click on it and copy the reposity link it provides. You can download the zip files but its better and more professional to use git bash commands to clone, add, commit, push and pull to the repository (I will show you the commands later on in this document.)</text:span></text:p>
      <text:p text:style-name="P18"><draw:frame text:anchor-type="as-char" svg:width="91.02mm" svg:height="42.55mm" style:rel-width="scale" style:rel-height="scale"><draw:object-ole xlink:href="OleObj11"/><draw:image xlink:href="ObjectReplacements/OleObj11"/></draw:frame><text:span text:style-name="T17"><text:s/>that will copy it dont copy anything else once that has been copied.</text:span></text:p>
      <text:p text:style-name="P18"><text:span text:style-name="T17">- Go back to git bash terminal we opened up before and type in this command: git init</text:span></text:p>
      <text:p text:style-name="P18"><draw:frame text:anchor-type="as-char" svg:width="81.07mm" svg:height="14.61mm" style:rel-width="scale" style:rel-height="scale"><draw:object-ole xlink:href="OleObj12"/><draw:image xlink:href="ObjectReplacements/OleObj12"/></draw:frame><text:span text:style-name="T17"/></text:p>
      <text:p text:style-name="P18"><text:span text:style-name="T17">This wil show you the inital directory just to show your git has been installed. </text:span></text:p>
      <text:p text:style-name="P18"><draw:frame text:anchor-type="as-char" svg:width="121.92mm" svg:height="15.03mm" style:rel-width="scale" style:rel-height="scale"><draw:object-ole xlink:href="OleObj13"/><draw:image xlink:href="ObjectReplacements/OleObj13"/></draw:frame><text:span text:style-name="T17"/></text:p>
      <text:p text:style-name="P18"><text:span text:style-name="T17"/></text:p>
      <text:p text:style-name="P18"><text:span text:style-name="T17">-then type in: git clone (paste the link of the repository that we copied in the previous steps)</text:span></text:p>
      <text:p text:style-name="P18"><text:span text:style-name="T17">so for an exmaple (DONT COPY THE LINK I USED ITS FOR EXAMPLE TO SHOW YOU WHAT TO TYPE):</text:span></text:p>
      <text:p text:style-name="P18"><text:span text:style-name="T18">git clone<text:s/></text:span><text:a xlink:href="https://github.com/Unknownlurkr/AssignmentOne.git"><text:span text:style-name="T19">https://github.com/Unknownlurkr/AssignmentOne.git</text:span></text:a><text:span text:style-name="T20"/></text:p>
      <text:p text:style-name="P18"><text:span text:style-name="T20">HOT KEYS DONT WORK IN GIT LIKE CTRL + V DO YOU WILL NEED TO RIGHT CLICK AND PASTE THE LINK AT THE END OF git clone</text:span><text:span text:style-name="T21"/></text:p>
      <text:p text:style-name="P18"><draw:frame text:anchor-type="as-char" svg:width="102.02mm" svg:height="31.96mm" style:rel-width="scale" style:rel-height="scale"><draw:object-ole xlink:href="OleObj14"/><draw:image xlink:href="ObjectReplacements/OleObj14"/></draw:frame><text:span text:style-name="T21"/></text:p>
      <text:p text:style-name="P18"><draw:frame text:anchor-type="as-char" svg:width="128.48mm" svg:height="9.95mm" style:rel-width="scale" style:rel-height="scale"><draw:object-ole xlink:href="OleObj15"/><draw:image xlink:href="ObjectReplacements/OleObj15"/></draw:frame><text:span text:style-name="T21"/></text:p>
      <text:p text:style-name="P18"><text:span text:style-name="T21">the command should look like this once done</text:span></text:p>
      <text:p text:style-name="P18"><text:span text:style-name="T21">hit enter once done. </text:span></text:p>
      <text:p text:style-name="P18"><text:span text:style-name="T21">This will clone the repository to whatever directory you want to use.</text:span></text:p>
      <text:p text:style-name="P18"><text:span text:style-name="T21">Once you have hit enter and you get a blank command and no error message it measn that folder has been placed in that directory ( so there is a Server-Side-Group folder in my documents directory)</text:span></text:p>
      <text:p text:style-name="P18"><text:span text:style-name="T21">change into the directory you just clone once working. using the command: cd reponame</text:span></text:p>
      <text:p text:style-name="P18"><text:span text:style-name="T21">So I will go from C:\Documents to C:\Documents\Server-Side-Group</text:span></text:p>
      <text:p text:style-name="P18"><text:span text:style-name="T21">the commands is </text:span></text:p>
      <text:p text:style-name="P18"><text:span text:style-name="T21">cd Server-Side-Group</text:span></text:p>
      <text:p text:style-name="P18"><text:span text:style-name="T21">once in you will need to be up to date with terms. </text:span></text:p>
      <text:p text:style-name="P18"><text:span text:style-name="T21"/></text:p>
      <text:p text:style-name="P18"><text:span text:style-name="T21">GIT TERMS AND COMMANDS:</text:span></text:p>
      <text:p text:style-name="P18"><text:span text:style-name="T21">THIS IS SUPER IMPORTANT OR YOU WILL FREAK OUT. BUT I HAVE COMMITD MY PUSHED "AssignmentOne" Folder to the repo and the readme file. Whenevr working on the repo you will need to enter in this command FIRST BEFORE YOU DO ANYTHING ELSE TO CHECK THE STATUS OF THE REPOSITORY ( I will explain this)REMEMBER A REPOSITORY IS A FOLDER BUT WE USE GIT BASH COMMANDS TO COLLABORATE WIT OTHER USERS SO WE CAN UPDATE CHANGES ANYONE HAS MADE. For example I add a new file, you add a git command and it will instally be added to the Server-Side-Group file and is like a normal folder but it will have all of the conent that the other person just pushed to the repository a second ago without having to send the files.</text:span></text:p>
      <text:p text:style-name="P18"><text:span text:style-name="T21">git status command to make sure you dont have any other files from myself that you havent been up to date with or if i pushed any changes or code you can have those files instaly on your computer to work with... When another collab pushes their work to the repository:</text:span></text:p>
      <text:p text:style-name="P18"><text:span text:style-name="T21">git status</text:span></text:p>
      <text:p text:style-name="P18"><text:span text:style-name="T21">if you do not get this message after typing </text:span></text:p>
      <text:p text:style-name="P18"><text:span text:style-name="T21">git status</text:span></text:p>
      <text:p text:style-name="P18"><text:span text:style-name="T21">(this means that the repository and all changes have been updated and evevery user has pulled all of the recent files to the repo folder and all of the changes made are up to date) </text:span></text:p>
      <text:p text:style-name="P18"><draw:frame text:anchor-type="as-char" svg:width="152.40mm" svg:height="31.33mm" style:rel-width="scale" style:rel-height="scale"><draw:object-ole xlink:href="OleObj16"/><draw:image xlink:href="ObjectReplacements/OleObj16"/></draw:frame><text:span text:style-name="T21"/></text:p>
      <text:p text:style-name="P18"><text:span text:style-name="T21">if you do not get this message you will need to type in this command:</text:span></text:p>
      <text:p text:style-name="P18"><text:span text:style-name="T21">git pull </text:span></text:p>
      <text:p text:style-name="P18"><text:span text:style-name="T21"/></text:p>
      <text:p text:style-name="P18"><text:span text:style-name="T21">this command will pull and of the pushed commits that other devs have just pushed to the repository.</text:span></text:p>
      <text:p text:style-name="P18"><text:span text:style-name="T21"/></text:p>
      <text:p text:style-name="P18"><text:span text:style-name="T21">AFTER TYPING GIT PULL TYPE GIT STATUS </text:span></text:p>
      <text:p text:style-name="P18"><text:span text:style-name="T21">and repeat this process until you get this message saying everything is up to dated i showed above and i will show again below here:</text:span></text:p>
      <text:p text:style-name="P18"><draw:frame text:anchor-type="as-char" svg:width="152.40mm" svg:height="31.33mm" style:rel-width="scale" style:rel-height="scale"><draw:object-ole xlink:href="OleObj17"/><draw:image xlink:href="ObjectReplacements/OleObj17"/></draw:frame><text:span text:style-name="T21"/></text:p>
      <text:p text:style-name="P18"><text:span text:style-name="T21"/></text:p>
      <text:p text:style-name="P18"><text:span text:style-name="T21">When you save your work make sure it is being saved in to the folder: Server-Side-Group</text:span></text:p>
      <text:p text:style-name="P18"><text:span text:style-name="T21"/></text:p>
      <text:p text:style-name="P18"><text:span text:style-name="T21">when working in this folder and when you want to add your work to the repository this is how you do it and this is industry standard:</text:span></text:p>
      <text:p text:style-name="P18"><text:span text:style-name="T21"/></text:p>
      <text:p text:style-name="P18"><text:span text:style-name="T21">1) type in:</text:span></text:p>
      <text:p text:style-name="P18"><text:span text:style-name="T21">git status</text:span></text:p>
      <text:p text:style-name="P18"><text:span text:style-name="T21">2) if you get this message saying the orgin/master branch is clean:</text:span></text:p>
      <text:p text:style-name="P18"><draw:frame text:anchor-type="as-char" svg:width="152.40mm" svg:height="31.33mm" style:rel-width="scale" style:rel-height="scale"><draw:object-ole xlink:href="OleObj18"/><draw:image xlink:href="ObjectReplacements/OleObj18"/></draw:frame><text:span text:style-name="T21"/></text:p>
      <text:p text:style-name="P18"><text:span text:style-name="T21">if you dont and see "content is not up to datev" snd red text type in:</text:span></text:p>
      <text:p text:style-name="P18"><text:span text:style-name="T21">git pull</text:span></text:p>
      <text:p text:style-name="P18"><text:span text:style-name="T21"/></text:p>
      <text:p text:style-name="P18"><text:span text:style-name="T21">YOU NEED INTERNET CONNECTION OR BE IN THE SAME DIRECTORY YOUR REPO FOLDER IS IN (OUR REPO FOLD IS Server-Side-Group) YOU WILL GET AN ERROR </text:span></text:p>
      <text:p text:style-name="P18"><text:span text:style-name="T21">(*sometimes if you have the file you are adding to the repo open in another program for exmaple you want to add a document but you have the document open in microsoft word then that will cause and error and all you have to do is save and close that progrom.So for exmaple you want to add a text file to the repository and you have the program that file was generated in open like Micorsoft word and to get rid of the messsage just close that open program that has the file you are adding(ex. word document , ide, text editor, etc) </text:span></text:p>
      <text:p text:style-name="P18"><text:span text:style-name="T21"/></text:p>
      <text:p text:style-name="P18"><draw:frame text:anchor-type="as-char" svg:width="152.40mm" svg:height="31.33mm" style:rel-width="scale" style:rel-height="scale"><draw:object-ole xlink:href="OleObj19"/><draw:image xlink:href="ObjectReplacements/OleObj19"/></draw:frame><text:span text:style-name="T21"/></text:p>
      <text:p text:style-name="P18"><text:span text:style-name="T21">this means you are good to go. </text:span></text:p>
      <text:p text:style-name="P18"><text:span text:style-name="T21"/></text:p>
      <text:p text:style-name="P18"><text:span text:style-name="T21"/></text:p>
      <text:p text:style-name="P18"><text:span text:style-name="T21"/></text:p>
      <text:p text:style-name="P18"><text:span text:style-name="T21"/></text:p>
      <text:p text:style-name="P19"><text:span text:style-name="T21"/></text:p>
      <text:p text:style-name="P19"><text:span text:style-name="T21"/></text:p>
      <text:p text:style-name="P19"><text:span text:style-name="T21"/></text:p>
      <text:p text:style-name="P19"><text:span text:style-name="T2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